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ELCOME TO</text:p>
          </draw:text-box>
        </draw:frame>
        <draw:frame presentation:style-name="pr2" draw:text-style-name="P2" draw:layer="layout" svg:width="25.199cm" svg:height="9.134cm" svg:x="5.6cm" svg:y="6.616cm" presentation:class="subtitle" presentation:user-transformed="true">
          <draw:text-box>
            <text:p>Великий создатель:</text:p>
            <text:p>Титов Ратми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Сегодня вы увидите: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ВЕЛИКУЮ МАГИЮ</text:p>
              </text:list-item>
              <text:list-item>
                <text:p>Бота телеграмм bestsel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Регистрируем пользователя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Регистрация производится автоматически и не требует от пользователя НИЧЕГО, ну почти, нажмите на кнопку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Далее можно просмотреть заказы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Создавайте свои заказы или просматривайте заказы других людей, ну или же свои заказы, это ваше дело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1" draw:layer="layout" svg:width="25.199cm" svg:height="3.473cm" svg:x="1.4cm" svg:y="0.206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Я НЕ умею создавать презентации за 5 минут, спасибо за внимание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7:10:53.742903570</meta:creation-date>
    <dc:date>2022-05-04T17:31:45.605444320</dc:date>
    <meta:editing-duration>PT11S</meta:editing-duration>
    <meta:editing-cycles>1</meta:editing-cycles>
    <meta:generator>LibreOffice/6.4.7.2$Linux_X86_64 LibreOffice_project/40$Build-2</meta:generator>
    <meta:document-statistic meta:object-count="41"/>
  </office:meta>
</office:document-meta>
</file>